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000000020D8CF7FEF2D5141A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10pt" fo:language="en" fo:country="US" officeooo:rsid="00034bcd" officeooo:paragraph-rsid="000ef7a5" style:font-size-asian="10pt" style:font-size-complex="10pt"/>
    </style:style>
    <style:style style:name="P2" style:family="paragraph" style:parent-style-name="Standard">
      <style:text-properties style:font-name="Liberation Serif" fo:font-size="12pt" fo:language="en" fo:country="US" officeooo:rsid="000c5de1" officeooo:paragraph-rsid="0019ad6d" style:font-size-asian="12pt" style:font-size-complex="12pt"/>
    </style:style>
    <style:style style:name="P3" style:family="paragraph" style:parent-style-name="Standard">
      <style:text-properties style:font-name="Liberation Serif" fo:font-size="12pt" fo:language="en" fo:country="US" officeooo:rsid="000c5de1" officeooo:paragraph-rsid="001d1472" style:font-size-asian="12pt" style:font-size-complex="12pt"/>
    </style:style>
    <style:style style:name="P4" style:family="paragraph" style:parent-style-name="Standard">
      <style:text-properties style:font-name="Liberation Serif" fo:font-size="12pt" fo:language="en" fo:country="US" officeooo:rsid="000c5de1" officeooo:paragraph-rsid="001d4d00" style:font-size-asian="12pt" style:font-size-complex="12pt"/>
    </style:style>
    <style:style style:name="P5" style:family="paragraph" style:parent-style-name="Standard">
      <style:text-properties style:font-name="Liberation Serif" fo:font-size="12pt" fo:language="en" fo:country="US" officeooo:rsid="000c5de1" officeooo:paragraph-rsid="0021eb5a" style:font-size-asian="12pt" style:font-size-complex="12pt"/>
    </style:style>
    <style:style style:name="P6" style:family="paragraph" style:parent-style-name="Standard">
      <style:text-properties style:font-name="Liberation Serif" fo:font-size="12pt" fo:language="en" fo:country="US" officeooo:rsid="000c5de1" officeooo:paragraph-rsid="0020e674" style:font-size-asian="12pt" style:font-size-complex="12pt"/>
    </style:style>
    <style:style style:name="P7" style:family="paragraph" style:parent-style-name="Standard">
      <style:text-properties style:font-name="Liberation Serif" fo:font-size="12pt" fo:language="en" fo:country="US" style:text-underline-style="solid" style:text-underline-width="auto" style:text-underline-color="font-color" fo:font-weight="normal" officeooo:rsid="000c5de1" officeooo:paragraph-rsid="00139f11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1c1c1c" style:font-name="Liberation Serif" fo:font-size="12pt" fo:language="en" fo:country="US" officeooo:rsid="000c5de1" officeooo:paragraph-rsid="00139f11" style:font-size-asian="12pt" style:font-size-complex="12pt"/>
    </style:style>
    <style:style style:name="P9" style:family="paragraph" style:parent-style-name="Standard">
      <style:text-properties fo:color="#1c1c1c" style:font-name="Liberation Serif" fo:font-size="12pt" fo:language="en" fo:country="US" officeooo:rsid="000c5de1" officeooo:paragraph-rsid="0014a2e8" style:font-size-asian="12pt" style:font-size-complex="12pt"/>
    </style:style>
    <style:style style:name="P10" style:family="paragraph" style:parent-style-name="Standard">
      <style:text-properties fo:color="#1c1c1c" style:font-name="Liberation Serif" fo:font-size="12pt" fo:language="en" fo:country="US" officeooo:rsid="000c5de1" officeooo:paragraph-rsid="001d4d00" style:font-size-asian="12pt" style:font-size-complex="12pt"/>
    </style:style>
    <style:style style:name="P11" style:family="paragraph" style:parent-style-name="Standard">
      <style:text-properties fo:color="#1c1c1c" style:font-name="Liberation Serif" fo:font-size="12pt" fo:language="en" fo:country="US" officeooo:rsid="000c5de1" officeooo:paragraph-rsid="0021eb5a" style:font-size-asian="12pt" style:font-size-complex="12pt"/>
    </style:style>
    <style:style style:name="P12" style:family="paragraph" style:parent-style-name="Standard">
      <style:text-properties fo:color="#1c1c1c" style:font-name="Liberation Serif" fo:font-size="12pt" fo:language="en" fo:country="US" officeooo:rsid="0014a2e8" officeooo:paragraph-rsid="0014a2e8" style:font-size-asian="12pt" style:font-size-complex="12pt"/>
    </style:style>
    <style:style style:name="P13" style:family="paragraph" style:parent-style-name="Standard">
      <style:text-properties fo:color="#1c1c1c" style:font-name="Liberation Serif" fo:font-size="12pt" fo:language="en" fo:country="US" officeooo:rsid="00170acc" officeooo:paragraph-rsid="00170acc" style:font-size-asian="12pt" style:font-size-complex="12pt"/>
    </style:style>
    <style:style style:name="P14" style:family="paragraph" style:parent-style-name="Standard">
      <style:text-properties fo:color="#1c1c1c" style:font-name="Liberation Serif" fo:font-size="12pt" fo:language="en" fo:country="US" officeooo:rsid="00177f70" officeooo:paragraph-rsid="00177f70" style:font-size-asian="12pt" style:font-size-complex="12pt"/>
    </style:style>
    <style:style style:name="P15" style:family="paragraph" style:parent-style-name="Standard">
      <style:text-properties fo:color="#1c1c1c" style:font-name="Liberation Serif" fo:font-size="12pt" fo:language="en" fo:country="US" officeooo:rsid="001d4d00" officeooo:paragraph-rsid="0021eb5a" style:font-size-asian="12pt" style:font-size-complex="12pt"/>
    </style:style>
    <style:style style:name="P16" style:family="paragraph" style:parent-style-name="Standard">
      <style:text-properties fo:color="#1c1c1c" style:font-name="Liberation Serif" fo:font-size="12pt" fo:language="en" fo:country="US" style:text-underline-style="solid" style:text-underline-width="auto" style:text-underline-color="font-color" fo:font-weight="normal" officeooo:rsid="00139f11" officeooo:paragraph-rsid="0021eb5a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1c1c1c" style:font-name="Liberation Serif" fo:font-size="13pt" fo:language="en" fo:country="US" fo:font-weight="bold" officeooo:rsid="00139f11" officeooo:paragraph-rsid="00139f11" style:font-size-asian="13pt" style:font-weight-asian="bold" style:font-size-complex="13pt" style:font-weight-complex="bold"/>
    </style:style>
    <style:style style:name="P18" style:family="paragraph" style:parent-style-name="Standard">
      <style:text-properties fo:color="#1c1c1c" style:font-name="Liberation Serif" fo:font-size="13pt" fo:language="en" fo:country="US" fo:font-weight="bold" officeooo:rsid="0021eb5a" officeooo:paragraph-rsid="0021eb5a" style:font-size-asian="13pt" style:font-weight-asian="bold" style:font-size-complex="13pt" style:font-weight-complex="bold"/>
    </style:style>
    <style:style style:name="P19" style:family="paragraph" style:parent-style-name="Standard">
      <style:text-properties fo:color="#1c1c1c" style:font-name="Liberation Serif" fo:font-size="13pt" fo:language="en" fo:country="US" style:text-underline-style="none" fo:font-weight="bold" officeooo:rsid="00139f11" officeooo:paragraph-rsid="0021eb5a" style:font-size-asian="13pt" style:font-weight-asian="bold" style:font-size-complex="13pt" style:font-weight-complex="bold"/>
    </style:style>
    <style:style style:name="P20" style:family="paragraph" style:parent-style-name="Standard">
      <style:text-properties fo:language="de" fo:country="DE" officeooo:rsid="000c5de1" officeooo:paragraph-rsid="0014a2e8"/>
    </style:style>
    <style:style style:name="P21" style:family="paragraph" style:parent-style-name="Standard">
      <style:text-properties officeooo:paragraph-rsid="001d4d00"/>
    </style:style>
    <style:style style:name="P22" style:family="paragraph" style:parent-style-name="Standard">
      <style:text-properties officeooo:paragraph-rsid="001d1472"/>
    </style:style>
    <style:style style:name="P23" style:family="paragraph" style:parent-style-name="Standard">
      <style:paragraph-properties fo:break-before="page"/>
      <style:text-properties fo:color="#1c1c1c" style:font-name="Liberation Serif" fo:font-size="12pt" fo:language="en" fo:country="US" officeooo:rsid="000c5de1" officeooo:paragraph-rsid="0021eb5a" style:font-size-asian="12pt" style:font-size-complex="12pt"/>
    </style:style>
    <style:style style:name="P24" style:family="paragraph" style:parent-style-name="Standard" style:list-style-name="L1">
      <style:text-properties style:font-name="Liberation Serif" fo:font-size="12pt" fo:language="en" fo:country="US" officeooo:rsid="000c5de1" officeooo:paragraph-rsid="0021eb5a" style:font-size-asian="12pt" style:font-size-complex="12pt"/>
    </style:style>
    <style:style style:name="P25" style:family="paragraph" style:parent-style-name="Standard" style:list-style-name="L1">
      <style:text-properties style:font-name="Liberation Serif" fo:font-size="12pt" fo:language="en" fo:country="US" officeooo:rsid="000c5de1" officeooo:paragraph-rsid="0023ff4d" style:font-size-asian="12pt" style:font-size-complex="12pt"/>
    </style:style>
    <style:style style:name="P26" style:family="paragraph" style:parent-style-name="Standard" style:list-style-name="L2">
      <style:text-properties style:font-name="Liberation Serif" fo:font-size="12pt" fo:language="en" fo:country="US" officeooo:rsid="000c5de1" officeooo:paragraph-rsid="00139f11" style:font-size-asian="12pt" style:font-size-complex="12pt"/>
    </style:style>
    <style:style style:name="P27" style:family="paragraph" style:parent-style-name="Standard" style:list-style-name="L1">
      <style:text-properties fo:color="#1c1c1c" style:font-name="Liberation Serif" fo:font-size="12pt" fo:language="en" fo:country="US" officeooo:rsid="000c5de1" officeooo:paragraph-rsid="0021eb5a" style:font-size-asian="12pt" style:font-size-complex="12pt"/>
    </style:style>
    <style:style style:name="P28" style:family="paragraph" style:parent-style-name="Standard" style:list-style-name="L2">
      <style:text-properties fo:color="#1c1c1c" style:font-name="Liberation Serif" fo:font-size="12pt" fo:language="en" fo:country="US" officeooo:rsid="000c5de1" officeooo:paragraph-rsid="00139f11" style:font-size-asian="12pt" style:font-size-complex="12pt"/>
    </style:style>
    <style:style style:name="P29" style:family="paragraph" style:parent-style-name="Standard">
      <style:text-properties fo:color="#1c1c1c" style:font-name="Liberation Serif" fo:font-size="12pt" fo:language="en" fo:country="US" officeooo:rsid="000c5de1" officeooo:paragraph-rsid="001d4d00" style:font-size-asian="12pt" style:font-size-complex="12pt"/>
    </style:style>
    <style:style style:name="P30" style:family="paragraph" style:parent-style-name="Standard">
      <style:text-properties fo:color="#1c1c1c" style:font-name="Liberation Serif" fo:font-size="13pt" fo:language="en" fo:country="US" style:text-underline-style="none" fo:font-weight="bold" officeooo:rsid="00139f11" officeooo:paragraph-rsid="0023ff4d" style:font-size-asian="13pt" style:font-weight-asian="bold" style:font-size-complex="13pt" style:font-weight-complex="bold"/>
    </style:style>
    <style:style style:name="P31" style:family="paragraph" style:parent-style-name="Heading_20_2">
      <style:text-properties officeooo:rsid="00268310" officeooo:paragraph-rsid="00268310"/>
    </style:style>
    <style:style style:name="T1" style:family="text">
      <style:text-properties officeooo:rsid="00226e91"/>
    </style:style>
    <style:style style:name="T2" style:family="text">
      <style:text-properties officeooo:rsid="000ef7a5"/>
    </style:style>
    <style:style style:name="T3" style:family="text">
      <style:text-properties officeooo:rsid="0021eb5a"/>
    </style:style>
    <style:style style:name="T4" style:family="text">
      <style:text-properties fo:color="#1c1c1c"/>
    </style:style>
    <style:style style:name="T5" style:family="text">
      <style:text-properties fo:color="#1c1c1c" fo:font-weight="bold"/>
    </style:style>
    <style:style style:name="T6" style:family="text">
      <style:text-properties fo:color="#1c1c1c" fo:font-weight="bold" style:font-weight-asian="bold" style:font-weight-complex="bold"/>
    </style:style>
    <style:style style:name="T7" style:family="text">
      <style:text-properties fo:color="#1c1c1c" fo:font-weight="bold" officeooo:rsid="00139f11" style:font-weight-asian="bold" style:font-weight-complex="bold"/>
    </style:style>
    <style:style style:name="T8" style:family="text">
      <style:text-properties fo:color="#1c1c1c"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fo:color="#1c1c1c" style:text-underline-style="solid" style:text-underline-width="auto" style:text-underline-color="font-color" fo:font-weight="normal" officeooo:rsid="0021eb5a" style:font-weight-asian="normal" style:font-weight-complex="normal"/>
    </style:style>
    <style:style style:name="T10" style:family="text">
      <style:text-properties fo:color="#1c1c1c" style:text-underline-style="solid" style:text-underline-width="auto" style:text-underline-color="font-color" fo:font-weight="normal" officeooo:rsid="00139f11" style:font-weight-asian="normal" style:font-weight-complex="normal"/>
    </style:style>
    <style:style style:name="T11" style:family="text">
      <style:text-properties fo:color="#1c1c1c" style:text-underline-style="solid" style:text-underline-width="auto" style:text-underline-color="font-color" fo:font-weight="normal" officeooo:rsid="0014a2e8" style:font-weight-asian="normal" style:font-weight-complex="normal"/>
    </style:style>
    <style:style style:name="T12" style:family="text">
      <style:text-properties fo:color="#1c1c1c" officeooo:rsid="00139f11"/>
    </style:style>
    <style:style style:name="T13" style:family="text">
      <style:text-properties fo:color="#1c1c1c" officeooo:rsid="0019ad6d"/>
    </style:style>
    <style:style style:name="T14" style:family="text">
      <style:text-properties fo:color="#1c1c1c" officeooo:rsid="001d4d00"/>
    </style:style>
    <style:style style:name="T15" style:family="text">
      <style:text-properties fo:color="#1c1c1c" style:font-name="Liberation Serif" fo:font-size="12pt" fo:language="en" fo:country="US" officeooo:rsid="000c5de1" style:font-size-asian="12pt" style:font-size-complex="12pt"/>
    </style:style>
    <style:style style:name="T16" style:family="text">
      <style:text-properties fo:color="#1c1c1c" style:font-name="Liberation Serif" fo:font-size="12pt" fo:language="en" fo:country="US" officeooo:rsid="00139f11" style:font-size-asian="12pt" style:font-size-complex="12pt"/>
    </style:style>
    <style:style style:name="T17" style:family="text">
      <style:text-properties fo:color="#1c1c1c" style:font-name="Liberation Serif" fo:font-size="12pt" fo:language="en" fo:country="US" officeooo:rsid="001d4d00" style:font-size-asian="12pt" style:font-size-complex="12pt"/>
    </style:style>
    <style:style style:name="T18" style:family="text">
      <style:text-properties fo:color="#1c1c1c" style:font-name="Liberation Serif" fo:font-size="12pt" fo:language="en" fo:country="US" fo:font-weight="bold" officeooo:rsid="000c5de1" style:font-size-asian="12pt" style:font-size-complex="12pt"/>
    </style:style>
    <style:style style:name="T19" style:family="text">
      <style:text-properties fo:color="#1c1c1c" style:font-name="Liberation Serif" fo:font-size="12pt" fo:language="en" fo:country="US" fo:font-weight="bold" officeooo:rsid="001eea28" style:font-size-asian="12pt" style:font-size-complex="12pt"/>
    </style:style>
    <style:style style:name="T20" style:family="text">
      <style:text-properties fo:color="#1c1c1c" officeooo:rsid="0021eb5a"/>
    </style:style>
    <style:style style:name="T21" style:family="text">
      <style:text-properties fo:color="#1c1c1c" style:text-underline-style="none" fo:font-weight="bold" officeooo:rsid="001d1472"/>
    </style:style>
    <style:style style:name="T22" style:family="text">
      <style:text-properties fo:color="#1c1c1c" officeooo:rsid="0023ff4d"/>
    </style:style>
    <style:style style:name="T23" style:family="text">
      <style:text-properties fo:color="#41a85f" fo:font-weight="bold"/>
    </style:style>
    <style:style style:name="T24" style:family="text">
      <style:text-properties fo:color="#41a85f" style:text-underline-style="none" fo:font-weight="bold"/>
    </style:style>
    <style:style style:name="T25" style:family="text">
      <style:text-properties fo:color="#2969b0" fo:font-weight="bold"/>
    </style:style>
    <style:style style:name="T26" style:family="text">
      <style:text-properties fo:color="#2969b0" style:text-underline-style="none" fo:font-weight="bold"/>
    </style:style>
    <style:style style:name="T27" style:family="text">
      <style:text-properties fo:color="#9365b8" fo:font-weight="bold"/>
    </style:style>
    <style:style style:name="T28" style:family="text">
      <style:text-properties fo:color="#9365b8" style:font-name="Liberation Serif" fo:font-size="12pt" fo:language="en" fo:country="US" fo:font-weight="bold" officeooo:rsid="000c5de1" style:font-size-asian="12pt" style:font-size-complex="12pt"/>
    </style:style>
    <style:style style:name="T29" style:family="text">
      <style:text-properties fo:color="#9365b8" style:text-underline-style="none" fo:font-weight="bold"/>
    </style:style>
    <style:style style:name="T30" style:family="text">
      <style:text-properties fo:color="#9365b8" style:text-underline-style="none" fo:font-weight="bold" officeooo:rsid="001d1472"/>
    </style:style>
    <style:style style:name="T31" style:family="text">
      <style:text-properties fo:color="#000000"/>
    </style:style>
    <style:style style:name="T32" style:family="text">
      <style:text-properties fo:color="#000000" fo:font-weight="bold" style:font-weight-asian="bold" style:font-weight-complex="bold"/>
    </style:style>
    <style:style style:name="T33" style:family="text">
      <style:text-properties fo:color="#000000" fo:font-weight="bold" officeooo:rsid="001d1472" style:font-weight-asian="bold" style:font-weight-complex="bold"/>
    </style:style>
    <style:style style:name="T34" style:family="text">
      <style:text-properties fo:color="#000000" officeooo:rsid="00139f11"/>
    </style:style>
    <style:style style:name="T35" style:family="text">
      <style:text-properties fo:color="#000000" style:font-name="Liberation Serif" fo:font-size="12pt" fo:language="en" fo:country="US" officeooo:rsid="000c5de1" style:font-size-asian="12pt" style:font-size-complex="12pt"/>
    </style:style>
    <style:style style:name="T36" style:family="text">
      <style:text-properties fo:color="#000000" style:font-name="Liberation Serif" fo:font-size="12pt" fo:language="en" fo:country="US" fo:font-weight="bold" officeooo:rsid="000c5de1" style:font-size-asian="12pt" style:font-weight-asian="bold" style:font-size-complex="12pt" style:font-weight-complex="bold"/>
    </style:style>
    <style:style style:name="T37" style:family="text">
      <style:text-properties fo:color="#b8312f" fo:font-weight="bold"/>
    </style:style>
    <style:style style:name="T38" style:family="text">
      <style:text-properties fo:color="#b8312f" style:text-underline-style="none" fo:font-weight="bold"/>
    </style:style>
    <style:style style:name="T39" style:family="text">
      <style:text-properties fo:color="#b8312f" style:text-underline-style="none" fo:font-weight="bold" officeooo:rsid="0021eb5a"/>
    </style:style>
    <style:style style:name="T40" style:family="text">
      <style:text-properties style:font-name="Liberation Serif" fo:language="en" fo:country="US"/>
    </style:style>
    <style:style style:name="T41" style:family="text">
      <style:text-properties fo:color="#999999" fo:font-weight="bold"/>
    </style:style>
    <style:style style:name="T42" style:family="text">
      <style:text-properties fo:color="#999999" style:font-name="Liberation Serif" fo:font-size="12pt" fo:language="en" fo:country="US" fo:font-weight="bold" officeooo:rsid="000c5de1" style:font-size-asian="12pt" style:font-size-complex="12pt"/>
    </style:style>
    <style:style style:name="T43" style:family="text">
      <style:text-properties fo:color="#999999" style:text-underline-style="none" fo:font-weight="bold"/>
    </style:style>
    <style:style style:name="T44" style:family="text">
      <style:text-properties officeooo:rsid="0015a674"/>
    </style:style>
    <style:style style:name="T45" style:family="text">
      <style:text-properties style:use-window-font-color="true" style:font-name="Courier New" fo:font-weight="bold" officeooo:rsid="001a4bb6" style:font-weight-asian="bold" style:font-weight-complex="bold"/>
    </style:style>
    <style:style style:name="T46" style:family="text">
      <style:text-properties style:use-window-font-color="true" fo:font-weight="normal" style:font-weight-asian="normal" style:font-weight-complex="normal"/>
    </style:style>
    <style:style style:name="T47" style:family="text">
      <style:text-properties style:use-window-font-color="true" fo:font-weight="normal" officeooo:rsid="0023ff4d" style:font-weight-asian="normal" style:font-weight-complex="normal"/>
    </style:style>
    <style:style style:name="T48" style:family="text">
      <style:text-properties style:use-window-font-color="true" fo:font-weight="bold"/>
    </style:style>
    <style:style style:name="T49" style:family="text">
      <style:text-properties style:use-window-font-color="true" fo:font-weight="bold" style:font-weight-asian="bold" style:font-weight-complex="bold"/>
    </style:style>
    <style:style style:name="T50" style:family="text">
      <style:text-properties style:use-window-font-color="true" fo:font-weight="bold" officeooo:rsid="0019ad6d"/>
    </style:style>
    <style:style style:name="T51" style:family="text">
      <style:text-properties style:use-window-font-color="true" fo:font-weight="bold" officeooo:rsid="0023ff4d"/>
    </style:style>
    <style:style style:name="T52" style:family="text">
      <style:text-properties officeooo:rsid="001d4d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P31" text:outline-level="2"><draw:frame draw:style-name="fr1" draw:name="Bild6" text:anchor-type="paragraph" svg:x="13.78cm" svg:y="-0.053cm" svg:width="3.949cm" svg:height="1.127cm" draw:z-index="0"><draw:image xlink:href="Pictures/100000000000007000000020D8CF7FEF2D5141A1.png" xlink:type="simple" xlink:show="embed" xlink:actuate="onLoad" loext:mime-type="image/png"/></draw:frame>Thunderbird firmware change log </text:h>
      <text:p text:style-name="P8"/>
      <text:h text:style-name="Heading_20_3" text:outline-level="3">Thunderbird_19122019_FT</text:h>
      <text:p text:style-name="P12"><text:a xlink:type="simple" xlink:href="https://yuneecpilots.com/threads/typhoon-h-480-px4-v1-10-stability-issues.18205/#post-204345" text:style-name="Internet_20_link" text:visited-style-name="Visited_20_Internet_20_Link">https://yuneecpilots.com/threads/typhoon-h-480-px4-v1-10-stability-issues.18205/#post-204345</text:a></text:p>
      <text:p text:style-name="P12"/>
      <text:p text:style-name="P12">First Thunderbird release. PX 4 bootloader "omnibusf4sd_bl.bin".</text:p>
      <text:p text:style-name="P12">Onboard parameter settings for H480 "typhoon_h_parameters.params".</text:p>
      <text:p text:style-name="P12">Flight modes "Position" and "Stability". Basic telemetry to ST16.</text:p>
      <text:p text:style-name="P8"/>
      <text:p text:style-name="P8"/>
      <text:h text:style-name="Heading_20_3" text:outline-level="3">Thunderbird_06012020_FT</text:h>
      <text:p text:style-name="P8"/>
      <text:p text:style-name="P13">Binding mode added to Thunderbird Autopilot.</text:p>
      <text:p text:style-name="P13">To set into binding mode, connect to QGroundControl and enter "<text:span text:style-name="T45">typhoon_bind start</text:span>" at MAVlink command line.</text:p>
      <text:p text:style-name="P14">Telemetry "tas" provided to telemetry file.</text:p>
      <text:p text:style-name="P8"/>
      <text:p text:style-name="P8"/>
      <text:h text:style-name="Heading_20_3" text:outline-level="3">Thunderbird_<text:span text:style-name="T44">xxyy</text:span>20<text:span text:style-name="T44">20</text:span>_FT</text:h>
      <text:p text:style-name="P9"/>
      <text:p text:style-name="P20"><text:a xlink:type="simple" xlink:href="https://yuneecpilots.com/threads/typhoon-h-480-px4-v1-10-stability-issues.18205/post-212015" text:style-name="Internet_20_link" text:visited-style-name="Visited_20_Internet_20_Link"><text:span text:style-name="T40">https://yuneecpilots.com/threads/typhoon-h-480-px4-v1-10-stability-issues.18205/post-212015</text:span></text:a></text:p>
      <text:p text:style-name="P9"/>
      <text:p text:style-name="P17">Summary</text:p>
      <text:p text:style-name="P17"/>
      <text:list xml:id="list3403235303" text:style-name="L1">
        <text:list-item>
          <text:p text:style-name="P24"><text:span text:style-name="T12">Update </text:span><text:span text:style-name="T20">functionality</text:span><text:span text:style-name="T12"> of the "Drone status</text:span><text:span text:style-name="T4"> LED</text:span><text:span text:style-name="T12">".</text:span></text:p>
        </text:list-item>
        <text:list-item>
          <text:p text:style-name="P24"><text:span text:style-name="T12">R</text:span><text:span text:style-name="T4">efactoring of ST16_telemetry.cpp.</text:span></text:p>
        </text:list-item>
        <text:list-item>
          <text:p text:style-name="P27">Minor changes here and there, but the most notable change will be the LED reacting to drone's status.</text:p>
        </text:list-item>
        <text:list-item>
          <text:p text:style-name="P25"><text:span text:style-name="T14">Pitch, roll, yaw and f_mode added to telemetry file.</text:span><text:span text:style-name="T4"><text:line-break/></text:span></text:p>
        </text:list-item>
      </text:list>
      <text:p text:style-name="P30"/>
      <text:p text:style-name="P30">ST16 Status information</text:p>
      <text:p text:style-name="P19"/>
      <text:p text:style-name="P5"><text:span text:style-name="T6">Acquiring </text:span><text:span text:style-name="T7">to</text:span><text:span text:style-name="T6"> Ready</text:span><text:span text:style-name="T4"> transition on ST16 happens only when the drone is fully mission-capable. The PX4 </text:span><text:span text:style-name="T12">Autopilot</text:span><text:span text:style-name="T4"> takes its time to make things ready even there is a valid GPS fix.</text:span></text:p>
      <text:p text:style-name="P15"><text:span text:style-name="T4">ST16 flight mode display </text:span><text:span text:style-name="T3">changes according the selected flight modes.</text:span></text:p>
      <text:p text:style-name="P11"/>
      <text:p text:style-name="P23"/>
      <text:p text:style-name="P18">Drone status LED codes</text:p>
      <text:p text:style-name="P18"/>
      <text:p text:style-name="P5"><text:span text:style-name="T9">Drone</text:span><text:span text:style-name="T8"> </text:span><text:span text:style-name="T10">status </text:span><text:span text:style-name="T8">LED </text:span><text:span text:style-name="T10">basic </text:span><text:span text:style-name="T11">rule</text:span><text:span text:style-name="T10">s, </text:span><text:span text:style-name="T8">regardless of color </text:span><text:span text:style-name="T11">coding</text:span><text:span text:style-name="T10">:</text:span></text:p>
      <text:p text:style-name="P16"/>
      <text:list xml:id="list3091132973" text:style-name="L2">
        <text:list-item>
          <text:p text:style-name="P28">When the LED is SOLID regardless of color, you have the full control.</text:p>
        </text:list-item>
        <text:list-item>
          <text:p text:style-name="P28">When the LED is BLINKING, the Thunderbird is actively doing something (like assisting you somehow).</text:p>
        </text:list-item>
        <text:list-item>
          <text:p text:style-name="P28">Th<text:span text:style-name="T52">an</text:span> <text:span text:style-name="T52">lighter</text:span> the color, th<text:span text:style-name="T52">an</text:span> <text:span text:style-name="T52">more challenging and rewarding is it to fly.</text:span></text:p>
        </text:list-item>
        <text:list-item>
          <text:p text:style-name="P26"><text:span text:style-name="T4">Red light </text:span><text:span text:style-name="T20">means malfunction, fail-safe mode or manual requested RTH</text:span><text:span text:style-name="T4">.</text:span></text:p>
        </text:list-item>
      </text:list>
      <text:p text:style-name="P8"/>
      <text:p text:style-name="P8"/>
      <text:p text:style-name="P7"><text:span text:style-name="T4">RGB </text:span><text:span text:style-name="T12">status </text:span><text:span text:style-name="T4">LED </text:span><text:span text:style-name="T12">details:</text:span></text:p>
      <text:p text:style-name="P6"><text:span text:style-name="T4"><text:line-break/></text:span><text:span text:style-name="T24">Green: Startup</text:span><text:span text:style-name="T23"><text:line-break/><text:line-break/>GREEN blinking:</text:span><text:span text:style-name="T48"> </text:span><text:span text:style-name="T51">Initialization.</text:span><text:span text:style-name="T47"> </text:span><text:span text:style-name="T46">The ST16 shows "acquiring" in GNSS mode display and "start" as a flight mode.</text:span><text:span text:style-name="T4"><text:line-break/></text:span><text:span text:style-name="T23">GREEN solid: </text:span><text:span text:style-name="T46">The drone is </text:span><text:span text:style-name="T47">R</text:span><text:span text:style-name="T49">eady</text:span><text:span text:style-name="T46">. </text:span><text:span text:style-name="T4">The ST16 GNSS status transitions from "</text:span><text:span text:style-name="T22">A</text:span><text:span text:style-name="T4">cquiring" to "</text:span><text:span text:style-name="T22">R</text:span><text:span text:style-name="T4">eady" and flight mode display shows also "</text:span><text:span text:style-name="T22">R</text:span><text:span text:style-name="T4">eady".</text:span></text:p>
      <text:p text:style-name="P11"><text:line-break/></text:p>
      <text:p text:style-name="P3"><text:span text:style-name="T29">Purple: </text:span><text:span text:style-name="T30">GNSS-assisted flight</text:span><text:span text:style-name="T4"><text:line-break/></text:span><text:span text:style-name="T5"><text:line-break/></text:span><text:span text:style-name="T27">PURPLE blinking:</text:span><text:span text:style-name="T4"> </text:span><text:span text:style-name="T6">Mission mode</text:span><text:span text:style-name="T4">. </text:span><text:span text:style-name="T14">ST16 flight mode display: "Waypoint" or "Home"</text:span></text:p>
      <text:p text:style-name="P21"><text:span text:style-name="T28">PURPLE solid:</text:span><text:span text:style-name="T18"> Position </text:span><text:span text:style-name="T19">m</text:span><text:span text:style-name="T18">ode. </text:span><text:span text:style-name="T15">The Thunderbird flies like a stock Typhoon </text:span><text:span text:style-name="T16">in Angle Mode</text:span><text:span text:style-name="T15">.<text:line-break/></text:span><text:span text:style-name="T4">ST16 flight mode display: "</text:span><text:span text:style-name="T14">Angle</text:span><text:span text:style-name="T4">". </text:span></text:p>
      <text:p text:style-name="P10"/>
      <text:p text:style-name="P2"><text:span text:style-name="T26">Blue: Stabilize</text:span><text:span text:style-name="T25"><text:line-break/><text:line-break/>BLUE blinking: </text:span><text:span text:style-name="T50">Altitude</text:span><text:span text:style-name="T49"> mode</text:span><text:span text:style-name="T6">. </text:span><text:span text:style-name="T4">The Thunderbird flies like a stock Typhoon </text:span><text:span text:style-name="T12">in Angle Mode </text:span><text:span text:style-name="T13">without GPS</text:span><text:span text:style-name="T4">.</text:span></text:p>
      <text:p text:style-name="P5"><text:span text:style-name="T25">BLUE solid: </text:span><text:span text:style-name="T49">Stabilize mode</text:span><text:span text:style-name="T46">. </text:span><text:span text:style-name="T12">ST16 flight mode display: "</text:span><text:span text:style-name="T14">THR</text:span><text:span text:style-name="T12">".</text:span><text:span text:style-name="T4"><text:line-break/><text:line-break/></text:span><text:span text:style-name="T43">White: </text:span><text:span text:style-name="T21">Manual flight modes</text:span></text:p>
      <text:p text:style-name="P22"><text:span text:style-name="T28"><text:line-break/></text:span><text:span text:style-name="T42">WHITE</text:span><text:span text:style-name="T18"> blinking:</text:span><text:span text:style-name="T35"> </text:span><text:span text:style-name="T36">Rattitude mode</text:span><text:span text:style-name="T35"> or "Assisted Acrobatics". </text:span><text:span text:style-name="T15">ST16 flight mode display: "</text:span><text:span text:style-name="T17">Rate</text:span><text:span text:style-name="T15">".</text:span></text:p>
      <text:p text:style-name="P4"><text:span text:style-name="T41">WHITE </text:span><text:span text:style-name="T5">solid:</text:span><text:span text:style-name="T31"> </text:span><text:span text:style-name="T33">Manual, </text:span><text:span text:style-name="T32">Acro or Rate mode.</text:span><text:span text:style-name="T31"> </text:span><text:span text:style-name="T4">ST16 flight mode display: "</text:span><text:span text:style-name="T14">Rate</text:span><text:span text:style-name="T4">".</text:span></text:p>
      <text:p text:style-name="P10"/>
      <text:p text:style-name="P4"><text:span text:style-name="T4"><text:line-break/></text:span><text:span text:style-name="T38">Red: </text:span><text:span text:style-name="T39">Fail-safe, RTH, malfunction</text:span><text:span text:style-name="T37"><text:line-break/><text:line-break/>RED blinking: </text:span><text:span text:style-name="T31">The drone has degraded performance, but is airborne, still operational and attempts an automatic recovery. The LED blinks red when the </text:span><text:span text:style-name="T34">fail-safes</text:span><text:span text:style-name="T31"> are activated (RTH) or the drone attempts auto-land with a failed GPS.</text:span><text:span text:style-name="T4"><text:line-break/><text:line-break/></text:span><text:span text:style-name="T37">RED solid:</text:span><text:span text:style-name="T46"> Malfunction, arming is prohibited. </text:span><text:span text:style-name="T4">ST16 flight mode display: "</text:span><text:span text:style-name="T14">EMER</text:span><text:span text:style-name="T4">"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language="en" fo:country="US" officeooo:rsid="00034bcd" officeooo:paragraph-rsid="000ef7a5" style:font-size-asian="10pt" style:font-size-complex="10pt"/>
    </style:style>
    <style:style style:name="MT1" style:family="text">
      <style:text-properties officeooo:rsid="00226e91"/>
    </style:style>
    <style:style style:name="MT2" style:family="text">
      <style:text-properties officeooo:rsid="000ef7a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ersion 1.<text:span text:style-name="MT1">0</text:span> from 2020-0<text:span text:style-name="MT2">2-13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20-03-04T20:16:56.221000000</dc:date>
    <meta:editing-duration>PT3H55M45S</meta:editing-duration>
    <meta:editing-cycles>32</meta:editing-cycles>
    <meta:document-statistic meta:table-count="0" meta:image-count="1" meta:object-count="0" meta:page-count="2" meta:paragraph-count="37" meta:word-count="401" meta:character-count="2841" meta:non-whitespace-character-count="2471"/>
  </office:meta>
</office:document-meta>
</file>